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cm"/>
    </style:style>
    <style:style style:name="co2" style:family="table-column">
      <style:table-column-properties fo:break-before="auto" style:column-width="1.5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wrap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53" table:default-cell-style-name="ce4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p_50</text:p>
          </table:table-cell>
          <table:table-cell office:value-type="string" calcext:value-type="string">
            <text:p>p_100</text:p>
          </table:table-cell>
          <table:table-cell office:value-type="string" calcext:value-type="string">
            <text:p>p_cu</text:p>
          </table:table-cell>
          <table:table-cell office:value-type="string" calcext:value-type="string">
            <text:p>p_f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sn_mva</text:p>
          </table:table-cell>
          <table:table-cell table:style-name="ce2" office:value-type="string" calcext:value-type="string">
            <text:p>vn_hv_kv</text:p>
          </table:table-cell>
          <table:table-cell table:style-name="ce2" office:value-type="string" calcext:value-type="string">
            <text:p>vn_lv_kv</text:p>
          </table:table-cell>
          <table:table-cell table:style-name="ce2" office:value-type="string" calcext:value-type="string">
            <text:p>vk_percent</text:p>
          </table:table-cell>
          <table:table-cell table:style-name="ce2" office:value-type="string" calcext:value-type="string">
            <text:p>vkr_percent</text:p>
          </table:table-cell>
          <table:table-cell table:style-name="ce2" office:value-type="string" calcext:value-type="string">
            <text:p>pfe_kw</text:p>
          </table:table-cell>
          <table:table-cell table:style-name="ce2" office:value-type="string" calcext:value-type="string">
            <text:p>i0_percent</text:p>
          </table:table-cell>
          <table:table-cell table:style-name="ce2" office:value-type="string" calcext:value-type="string">
            <text:p>shift_degree</text:p>
          </table:table-cell>
          <table:table-cell table:style-name="ce2" office:value-type="string" calcext:value-type="string">
            <text:p>vector_group</text:p>
          </table:table-cell>
          <table:table-cell table:style-name="ce2" office:value-type="string" calcext:value-type="string">
            <text:p>vk0_percent</text:p>
          </table:table-cell>
          <table:table-cell table:style-name="ce2" office:value-type="string" calcext:value-type="string">
            <text:p>vkr0_percent</text:p>
          </table:table-cell>
          <table:table-cell table:style-name="ce2" office:value-type="string" calcext:value-type="string">
            <text:p>mag0_percent</text:p>
          </table:table-cell>
          <table:table-cell table:style-name="ce2" office:value-type="string" calcext:value-type="string">
            <text:p>mag0_rx</text:p>
          </table:table-cell>
          <table:table-cell table:style-name="ce2" office:value-type="string" calcext:value-type="string">
            <text:p>si0_hv_partial</text:p>
          </table:table-cell>
          <table:table-cell table:number-columns-repeated="38"/>
        </table:table-row>
        <table:table-row table:style-name="ro2">
          <table:table-cell table:number-columns-repeated="8"/>
          <table:table-cell table:style-name="ce2" office:value-type="string" calcext:value-type="string">
            <text:p>160 MVA 380/1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100 MVA 220/1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63 MVA 110/2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40 MVA 110/2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25 MVA 110/2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63 MVA 110/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40 MVA 110/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.2" calcext:value-type="float">
            <text:p>16.2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25 MVA 110/10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0.25 MVA 2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0.4 MVA 2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25" calcext:value-type="float">
            <text:p>1.425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0.3375" calcext:value-type="float">
            <text:p>0.33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0.63 MVA 2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06" calcext:value-type="float">
            <text:p>1.206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0.2619" calcext:value-type="float">
            <text:p>0.26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0.25 MVA 1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0.4 MVA 1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325" calcext:value-type="float">
            <text:p>1.325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2375" calcext:value-type="float">
            <text:p>0.2375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2">
          <table:table-cell table:number-columns-repeated="8"/>
          <table:table-cell table:style-name="ce2" office:value-type="string" calcext:value-type="string">
            <text:p>0.63 MVA 10/0.4 kV</text:p>
          </table:table-cell>
          <table:table-cell office:value-type="string" calcext:value-type="string">
            <text:p>Standard Types</text:p>
          </table:table-cell>
          <table:table-cell table:style-name="ce2"/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794" calcext:value-type="float">
            <text:p>1.0794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0.1873" calcext:value-type="float">
            <text:p>0.18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7"/>
          <table:table-cell table:style-name="ce3"/>
          <table:table-cell table:number-columns-repeated="36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table:style-name="ce6" office:value-type="float" office:value="1800" calcext:value-type="float">
            <text:p>1800</text:p>
          </table:table-cell>
          <table:table-cell table:formula="of:=ROUND(([.C16]-[.B16])/0.75)" office:value-type="float" office:value="1707" calcext:value-type="float">
            <text:p>1707</text:p>
          </table:table-cell>
          <table:table-cell table:formula="of:=[.C16]-[.D16]" office:value-type="float" office:value="93" calcext:value-type="float">
            <text:p>93</text:p>
          </table:table-cell>
          <table:table-cell table:formula="of:=[.A16]/(1.732*[.N16])" office:value-type="float" office:value="139.124627841621" calcext:value-type="float">
            <text:p>139.124627841621</text:p>
          </table:table-cell>
          <table:table-cell table:formula="of:=[.N16]*1000/(1.732*[.F16])" office:value-type="float" office:value="1.72225" calcext:value-type="float">
            <text:p>1.72225</text:p>
          </table:table-cell>
          <table:table-cell table:formula="of:=[.D16]/(3*[.F16]*[.F16])" office:value-type="float" office:value="0.02939708276996" calcext:value-type="float">
            <text:p>0.02939708276996</text:p>
          </table:table-cell>
          <table:table-cell table:formula="of:=[.A16]&amp;&quot;kVA, 11kV/433V&quot;" office:value-type="string" office:string-value="100kVA, 11kV/433V" calcext:value-type="string">
            <text:p>1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6]/1000"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16]/[.G16]*100;1)" office:value-type="float" office:value="1.7" calcext:value-type="float">
            <text:p>1.7</text:p>
          </table:table-cell>
          <table:table-cell table:formula="of:=[.E16]/1000" office:value-type="float" office:value="0.093" calcext:value-type="float">
            <text:p>0.09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16]" office:value-type="float" office:value="4.5" calcext:value-type="float">
            <text:p>4.5</text:p>
          </table:table-cell>
          <table:table-cell table:formula="of:=[.P16]" office:value-type="float" office:value="1.7" calcext:value-type="float">
            <text:p>1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office:value-type="float" office:value="770" calcext:value-type="float">
            <text:p>770</text:p>
          </table:table-cell>
          <table:table-cell table:style-name="ce6" office:value-type="float" office:value="2200" calcext:value-type="float">
            <text:p>2200</text:p>
          </table:table-cell>
          <table:table-cell table:formula="of:=ROUND(([.C17]-[.B17])/0.75)" office:value-type="float" office:value="1907" calcext:value-type="float">
            <text:p>1907</text:p>
          </table:table-cell>
          <table:table-cell table:formula="of:=[.C17]-[.D17]" office:value-type="float" office:value="293" calcext:value-type="float">
            <text:p>293</text:p>
          </table:table-cell>
          <table:table-cell table:formula="of:=[.A17]/(1.732*[.N17])" office:value-type="float" office:value="222.599404546593" calcext:value-type="float">
            <text:p>222.599404546593</text:p>
          </table:table-cell>
          <table:table-cell table:formula="of:=[.N17]*1000/(1.732*[.F17])" office:value-type="float" office:value="1.07640625" calcext:value-type="float">
            <text:p>1.07640625</text:p>
          </table:table-cell>
          <table:table-cell table:formula="of:=[.D17]/(3*[.F17]*[.F17])" office:value-type="float" office:value="0.0128286643330573" calcext:value-type="float">
            <text:p>0.012828664333057</text:p>
          </table:table-cell>
          <table:table-cell table:formula="of:=[.A17]&amp;&quot;kVA, 11kV/433V&quot;" office:value-type="string" office:string-value="160kVA, 11kV/433V" calcext:value-type="string">
            <text:p>16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7]/1000"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17]/[.G17]*100;1)" office:value-type="float" office:value="1.2" calcext:value-type="float">
            <text:p>1.2</text:p>
          </table:table-cell>
          <table:table-cell table:formula="of:=[.E17]/1000" office:value-type="float" office:value="0.293" calcext:value-type="float">
            <text:p>0.293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17]" office:value-type="float" office:value="4.5" calcext:value-type="float">
            <text:p>4.5</text:p>
          </table:table-cell>
          <table:table-cell table:formula="of:=[.P17]"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office:value-type="float" office:value="890" calcext:value-type="float">
            <text:p>890</text:p>
          </table:table-cell>
          <table:table-cell table:style-name="ce6" office:value-type="float" office:value="2700" calcext:value-type="float">
            <text:p>2700</text:p>
          </table:table-cell>
          <table:table-cell table:formula="of:=ROUND(([.C18]-[.B18])/0.75)" office:value-type="float" office:value="2413" calcext:value-type="float">
            <text:p>2413</text:p>
          </table:table-cell>
          <table:table-cell table:formula="of:=[.C18]-[.D18]" office:value-type="float" office:value="287" calcext:value-type="float">
            <text:p>287</text:p>
          </table:table-cell>
          <table:table-cell table:formula="of:=[.A18]/(1.732*[.N18])" office:value-type="float" office:value="278.249255683241" calcext:value-type="float">
            <text:p>278.249255683241</text:p>
          </table:table-cell>
          <table:table-cell table:formula="of:=[.N18]*1000/(1.732*[.F18])" office:value-type="float" office:value="0.861125" calcext:value-type="float">
            <text:p>0.861125</text:p>
          </table:table-cell>
          <table:table-cell table:formula="of:=[.D18]/(3*[.F18]*[.F18])" office:value-type="float" office:value="0.0103888636092433" calcext:value-type="float">
            <text:p>0.010388863609243</text:p>
          </table:table-cell>
          <table:table-cell table:formula="of:=[.A18]&amp;&quot;kVA, 11kV/433V&quot;" office:value-type="string" office:string-value="200kVA, 11kV/433V" calcext:value-type="string">
            <text:p>2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8]/1000"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18]/[.G18]*100;1)" office:value-type="float" office:value="1.2" calcext:value-type="float">
            <text:p>1.2</text:p>
          </table:table-cell>
          <table:table-cell table:formula="of:=[.E18]/1000" office:value-type="float" office:value="0.287" calcext:value-type="float">
            <text:p>0.287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18]" office:value-type="float" office:value="4.5" calcext:value-type="float">
            <text:p>4.5</text:p>
          </table:table-cell>
          <table:table-cell table:formula="of:=[.P18]"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office:value-type="float" office:value="1050" calcext:value-type="float">
            <text:p>1050</text:p>
          </table:table-cell>
          <table:table-cell table:style-name="ce6" office:value-type="float" office:value="3150" calcext:value-type="float">
            <text:p>3150</text:p>
          </table:table-cell>
          <table:table-cell table:formula="of:=ROUND(([.C19]-[.B19])/0.75)" office:value-type="float" office:value="2800" calcext:value-type="float">
            <text:p>2800</text:p>
          </table:table-cell>
          <table:table-cell table:formula="of:=[.C19]-[.D19]" office:value-type="float" office:value="350" calcext:value-type="float">
            <text:p>350</text:p>
          </table:table-cell>
          <table:table-cell table:formula="of:=[.A19]/(1.732*[.N19])" office:value-type="float" office:value="347.811569604051" calcext:value-type="float">
            <text:p>347.811569604051</text:p>
          </table:table-cell>
          <table:table-cell table:formula="of:=[.N19]*1000/(1.732*[.F19])" office:value-type="float" office:value="0.6889" calcext:value-type="float">
            <text:p>0.6889</text:p>
          </table:table-cell>
          <table:table-cell table:formula="of:=[.D19]/(3*[.F19]*[.F19])" office:value-type="float" office:value="0.00771522734677334" calcext:value-type="float">
            <text:p>0.007715227346773</text:p>
          </table:table-cell>
          <table:table-cell table:formula="of:=[.A19]&amp;&quot;kVA, 11kV/433V&quot;" office:value-type="string" office:string-value="250kVA, 11kV/433V" calcext:value-type="string">
            <text:p>25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19]/1000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19]/[.G19]*100;1)" office:value-type="float" office:value="1.1" calcext:value-type="float">
            <text:p>1.1</text:p>
          </table:table-cell>
          <table:table-cell table:formula="of:=[.E19]/1000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19]" office:value-type="float" office:value="4.5" calcext:value-type="float">
            <text:p>4.5</text:p>
          </table:table-cell>
          <table:table-cell table:formula="of:=[.P19]"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315" calcext:value-type="float">
            <text:p>315</text:p>
          </table:table-cell>
          <table:table-cell office:value-type="float" office:value="1100" calcext:value-type="float">
            <text:p>1100</text:p>
          </table:table-cell>
          <table:table-cell table:style-name="ce6" office:value-type="float" office:value="3275" calcext:value-type="float">
            <text:p>3275</text:p>
          </table:table-cell>
          <table:table-cell table:formula="of:=ROUND(([.C20]-[.B20])/0.75)" office:value-type="float" office:value="2900" calcext:value-type="float">
            <text:p>2900</text:p>
          </table:table-cell>
          <table:table-cell table:formula="of:=[.C20]-[.D20]" office:value-type="float" office:value="375" calcext:value-type="float">
            <text:p>375</text:p>
          </table:table-cell>
          <table:table-cell table:formula="of:=[.A20]/(1.732*[.N20])" office:value-type="float" office:value="438.242577701105" calcext:value-type="float">
            <text:p>438.242577701105</text:p>
          </table:table-cell>
          <table:table-cell table:formula="of:=[.N20]*1000/(1.732*[.F20])" office:value-type="float" office:value="0.546746031746032" calcext:value-type="float">
            <text:p>0.546746031746032</text:p>
          </table:table-cell>
          <table:table-cell table:formula="of:=[.D20]/(3*[.F20]*[.F20])" office:value-type="float" office:value="0.00503323959472579" calcext:value-type="float">
            <text:p>0.005033239594726</text:p>
          </table:table-cell>
          <table:table-cell table:formula="of:=[.A20]&amp;&quot;kVA, 11kV/433V&quot;" office:value-type="string" office:string-value="315kVA, 11kV/433V" calcext:value-type="string">
            <text:p>315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0]/1000" office:value-type="float" office:value="0.315" calcext:value-type="float">
            <text:p>0.31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20]/[.G20]*100;1)" office:value-type="float" office:value="0.9" calcext:value-type="float">
            <text:p>0.9</text:p>
          </table:table-cell>
          <table:table-cell table:formula="of:=[.E20]/1000" office:value-type="float" office:value="0.375" calcext:value-type="float">
            <text:p>0.375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0]" office:value-type="float" office:value="4.5" calcext:value-type="float">
            <text:p>4.5</text:p>
          </table:table-cell>
          <table:table-cell table:formula="of:=[.P20]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table:style-name="ce6" office:value-type="float" office:value="3875" calcext:value-type="float">
            <text:p>3875</text:p>
          </table:table-cell>
          <table:table-cell table:formula="of:=ROUND(([.C21]-[.B21])/0.75)" office:value-type="float" office:value="3433" calcext:value-type="float">
            <text:p>3433</text:p>
          </table:table-cell>
          <table:table-cell table:formula="of:=[.C21]-[.D21]" office:value-type="float" office:value="442" calcext:value-type="float">
            <text:p>442</text:p>
          </table:table-cell>
          <table:table-cell table:formula="of:=[.A21]/(1.732*[.N21])" office:value-type="float" office:value="556.498511366482" calcext:value-type="float">
            <text:p>556.498511366482</text:p>
          </table:table-cell>
          <table:table-cell table:formula="of:=[.N21]*1000/(1.732*[.F21])" office:value-type="float" office:value="0.4305625" calcext:value-type="float">
            <text:p>0.4305625</text:p>
          </table:table-cell>
          <table:table-cell table:formula="of:=[.D21]/(3*[.F21]*[.F21])" office:value-type="float" office:value="0.00369508586516083" calcext:value-type="float">
            <text:p>0.003695085865161</text:p>
          </table:table-cell>
          <table:table-cell table:formula="of:=[.A21]&amp;&quot;kVA, 11kV/433V&quot;" office:value-type="string" office:string-value="400kVA, 11kV/433V" calcext:value-type="string">
            <text:p>4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1]/1000"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21]/[.G21]*100;1)" office:value-type="float" office:value="0.9" calcext:value-type="float">
            <text:p>0.9</text:p>
          </table:table-cell>
          <table:table-cell table:formula="of:=[.E21]/1000" office:value-type="float" office:value="0.442" calcext:value-type="float">
            <text:p>0.442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1]" office:value-type="float" office:value="4.5" calcext:value-type="float">
            <text:p>4.5</text:p>
          </table:table-cell>
          <table:table-cell table:formula="of:=[.P21]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style-name="ce6" office:value-type="float" office:value="4750" calcext:value-type="float">
            <text:p>4750</text:p>
          </table:table-cell>
          <table:table-cell table:formula="of:=ROUND(([.C22]-[.B22])/0.75)" office:value-type="float" office:value="4200" calcext:value-type="float">
            <text:p>4200</text:p>
          </table:table-cell>
          <table:table-cell table:formula="of:=[.C22]-[.D22]" office:value-type="float" office:value="550" calcext:value-type="float">
            <text:p>550</text:p>
          </table:table-cell>
          <table:table-cell table:formula="of:=[.A22]/(1.732*[.N22])" office:value-type="float" office:value="695.623139208103" calcext:value-type="float">
            <text:p>695.623139208103</text:p>
          </table:table-cell>
          <table:table-cell table:formula="of:=[.N22]*1000/(1.732*[.F22])" office:value-type="float" office:value="0.34445" calcext:value-type="float">
            <text:p>0.34445</text:p>
          </table:table-cell>
          <table:table-cell table:formula="of:=[.D22]/(3*[.F22]*[.F22])" office:value-type="float" office:value="0.00289321025504" calcext:value-type="float">
            <text:p>0.00289321025504</text:p>
          </table:table-cell>
          <table:table-cell table:formula="of:=[.A22]&amp;&quot;kVA, 11kV/433V&quot;" office:value-type="string" office:string-value="500kVA, 11kV/433V" calcext:value-type="string">
            <text:p>5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2]/1000"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22]/[.G22]*100;1)" office:value-type="float" office:value="0.8" calcext:value-type="float">
            <text:p>0.8</text:p>
          </table:table-cell>
          <table:table-cell table:formula="of:=[.E22]/1000"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2]" office:value-type="float" office:value="4.5" calcext:value-type="float">
            <text:p>4.5</text:p>
          </table:table-cell>
          <table:table-cell table:formula="of:=[.P22]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630" calcext:value-type="float">
            <text:p>63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5855" calcext:value-type="float">
            <text:p>5855</text:p>
          </table:table-cell>
          <table:table-cell table:formula="of:=ROUND(([.C23]-[.B23])/0.75)" office:value-type="float" office:value="5140" calcext:value-type="float">
            <text:p>5140</text:p>
          </table:table-cell>
          <table:table-cell table:formula="of:=[.C23]-[.D23]" office:value-type="float" office:value="715" calcext:value-type="float">
            <text:p>715</text:p>
          </table:table-cell>
          <table:table-cell table:formula="of:=[.A23]/(1.732*[.N23])" office:value-type="float" office:value="876.485155402209" calcext:value-type="float">
            <text:p>876.485155402209</text:p>
          </table:table-cell>
          <table:table-cell table:formula="of:=[.N23]*1000/(1.732*[.F23])" office:value-type="float" office:value="0.273373015873016" calcext:value-type="float">
            <text:p>0.273373015873016</text:p>
          </table:table-cell>
          <table:table-cell table:formula="of:=[.D23]/(3*[.F23]*[.F23])" office:value-type="float" office:value="0.0022302458204216" calcext:value-type="float">
            <text:p>0.002230245820422</text:p>
          </table:table-cell>
          <table:table-cell table:formula="of:=[.A23]&amp;&quot;kVA, 11kV/433V&quot;" office:value-type="string" office:string-value="630kVA, 11kV/433V" calcext:value-type="string">
            <text:p>63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3]/1000" office:value-type="float" office:value="0.63" calcext:value-type="float">
            <text:p>0.63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23]/[.G23]*100;1)" office:value-type="float" office:value="0.8" calcext:value-type="float">
            <text:p>0.8</text:p>
          </table:table-cell>
          <table:table-cell table:formula="of:=[.E23]/1000" office:value-type="float" office:value="0.715" calcext:value-type="float">
            <text:p>0.715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3]" office:value-type="float" office:value="4.5" calcext:value-type="float">
            <text:p>4.5</text:p>
          </table:table-cell>
          <table:table-cell table:formula="of:=[.P23]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9000" calcext:value-type="float">
            <text:p>9000</text:p>
          </table:table-cell>
          <table:table-cell table:formula="of:=ROUND(([.C24]-[.B24])/0.75)" office:value-type="float" office:value="8000" calcext:value-type="float">
            <text:p>8000</text:p>
          </table:table-cell>
          <table:table-cell table:formula="of:=[.C24]-[.D24]" office:value-type="float" office:value="1000" calcext:value-type="float">
            <text:p>1000</text:p>
          </table:table-cell>
          <table:table-cell table:formula="of:=[.A24]/(1.732*[.N24])" office:value-type="float" office:value="1391.24627841621" calcext:value-type="float">
            <text:p>1391.24627841621</text:p>
          </table:table-cell>
          <table:table-cell table:formula="of:=[.N24]*1000/(1.732*[.F24])" office:value-type="float" office:value="0.172225" calcext:value-type="float">
            <text:p>0.172225</text:p>
          </table:table-cell>
          <table:table-cell table:formula="of:=[.D24]/(3*[.F24]*[.F24])" office:value-type="float" office:value="0.00137771916906667" calcext:value-type="float">
            <text:p>0.001377719169067</text:p>
          </table:table-cell>
          <table:table-cell table:formula="of:=[.A24]&amp;&quot;kVA, 11kV/433V&quot;" office:value-type="string" office:string-value="1000kVA, 11kV/433V" calcext:value-type="string">
            <text:p>10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4]/100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5" calcext:value-type="float">
            <text:p>5</text:p>
          </table:table-cell>
          <table:table-cell table:formula="of:=ROUND([.H24]/[.G24]*100;1)" office:value-type="float" office:value="0.8" calcext:value-type="float">
            <text:p>0.8</text:p>
          </table:table-cell>
          <table:table-cell table:formula="of:=[.E24]/1000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4]" office:value-type="float" office:value="5" calcext:value-type="float">
            <text:p>5</text:p>
          </table:table-cell>
          <table:table-cell table:formula="of:=[.P24]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250" calcext:value-type="float">
            <text:p>1250</text:p>
          </table:table-cell>
          <table:table-cell office:value-type="float" office:value="3600" calcext:value-type="float">
            <text:p>3600</text:p>
          </table:table-cell>
          <table:table-cell table:style-name="ce6" office:value-type="float" office:value="10750" calcext:value-type="float">
            <text:p>10750</text:p>
          </table:table-cell>
          <table:table-cell table:formula="of:=ROUND(([.C25]-[.B25])/0.75)" office:value-type="float" office:value="9533" calcext:value-type="float">
            <text:p>9533</text:p>
          </table:table-cell>
          <table:table-cell table:formula="of:=[.C25]-[.D25]" office:value-type="float" office:value="1217" calcext:value-type="float">
            <text:p>1217</text:p>
          </table:table-cell>
          <table:table-cell table:formula="of:=[.A25]/(1.732*[.N25])" office:value-type="float" office:value="1739.05784802026" calcext:value-type="float">
            <text:p>1739.05784802026</text:p>
          </table:table-cell>
          <table:table-cell table:formula="of:=[.N25]*1000/(1.732*[.F25])" office:value-type="float" office:value="0.13778" calcext:value-type="float">
            <text:p>0.13778</text:p>
          </table:table-cell>
          <table:table-cell table:formula="of:=[.D25]/(3*[.F25]*[.F25])" office:value-type="float" office:value="0.001050703747097" calcext:value-type="float">
            <text:p>0.001050703747097</text:p>
          </table:table-cell>
          <table:table-cell table:formula="of:=[.A25]&amp;&quot;kVA, 11kV/433V&quot;" office:value-type="string" office:string-value="1250kVA, 11kV/433V" calcext:value-type="string">
            <text:p>125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5]/1000" office:value-type="float" office:value="1.25" calcext:value-type="float">
            <text:p>1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5" calcext:value-type="float">
            <text:p>5</text:p>
          </table:table-cell>
          <table:table-cell table:formula="of:=ROUND([.H25]/[.G25]*100;1)" office:value-type="float" office:value="0.8" calcext:value-type="float">
            <text:p>0.8</text:p>
          </table:table-cell>
          <table:table-cell table:formula="of:=[.E25]/1000" office:value-type="float" office:value="1.217" calcext:value-type="float">
            <text:p>1.217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5]" office:value-type="float" office:value="5" calcext:value-type="float">
            <text:p>5</text:p>
          </table:table-cell>
          <table:table-cell table:formula="of:=[.P25]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600" calcext:value-type="float">
            <text:p>1600</text:p>
          </table:table-cell>
          <table:table-cell office:value-type="float" office:value="4500" calcext:value-type="float">
            <text:p>4500</text:p>
          </table:table-cell>
          <table:table-cell table:style-name="ce6" office:value-type="float" office:value="13500" calcext:value-type="float">
            <text:p>13500</text:p>
          </table:table-cell>
          <table:table-cell table:formula="of:=ROUND(([.C26]-[.B26])/0.75)" office:value-type="float" office:value="12000" calcext:value-type="float">
            <text:p>12000</text:p>
          </table:table-cell>
          <table:table-cell table:formula="of:=[.C26]-[.D26]" office:value-type="float" office:value="1500" calcext:value-type="float">
            <text:p>1500</text:p>
          </table:table-cell>
          <table:table-cell table:formula="of:=[.A26]/(1.732*[.N26])" office:value-type="float" office:value="2225.99404546593" calcext:value-type="float">
            <text:p>2225.99404546593</text:p>
          </table:table-cell>
          <table:table-cell table:formula="of:=[.N26]*1000/(1.732*[.F26])" office:value-type="float" office:value="0.107640625" calcext:value-type="float">
            <text:p>0.107640625</text:p>
          </table:table-cell>
          <table:table-cell table:formula="of:=[.D26]/(3*[.F26]*[.F26])" office:value-type="float" office:value="0.000807257325625" calcext:value-type="float">
            <text:p>0.000807257325625</text:p>
          </table:table-cell>
          <table:table-cell table:formula="of:=[.A26]&amp;&quot;kVA, 11kV/433V&quot;" office:value-type="string" office:string-value="1600kVA, 11kV/433V" calcext:value-type="string">
            <text:p>16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6]/1000"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6.25" calcext:value-type="float">
            <text:p>6.25</text:p>
          </table:table-cell>
          <table:table-cell table:formula="of:=ROUND([.H26]/[.G26]*100;1)" office:value-type="float" office:value="0.7" calcext:value-type="float">
            <text:p>0.7</text:p>
          </table:table-cell>
          <table:table-cell table:formula="of:=[.E26]/1000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6]" office:value-type="float" office:value="6.25" calcext:value-type="float">
            <text:p>6.25</text:p>
          </table:table-cell>
          <table:table-cell table:formula="of:=[.P26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office:value-type="float" office:value="5400" calcext:value-type="float">
            <text:p>5400</text:p>
          </table:table-cell>
          <table:table-cell table:style-name="ce6" office:value-type="float" office:value="17000" calcext:value-type="float">
            <text:p>17000</text:p>
          </table:table-cell>
          <table:table-cell table:formula="of:=ROUND(([.C27]-[.B27])/0.75)" office:value-type="float" office:value="15467" calcext:value-type="float">
            <text:p>15467</text:p>
          </table:table-cell>
          <table:table-cell table:formula="of:=[.C27]-[.D27]" office:value-type="float" office:value="1533" calcext:value-type="float">
            <text:p>1533</text:p>
          </table:table-cell>
          <table:table-cell table:formula="of:=[.A27]/(1.732*[.N27])" office:value-type="float" office:value="2782.49255683241" calcext:value-type="float">
            <text:p>2782.49255683241</text:p>
          </table:table-cell>
          <table:table-cell table:formula="of:=[.N27]*1000/(1.732*[.F27])" office:value-type="float" office:value="0.0861125" calcext:value-type="float">
            <text:p>0.0861125</text:p>
          </table:table-cell>
          <table:table-cell table:formula="of:=[.D27]/(3*[.F27]*[.F27])" office:value-type="float" office:value="0.000665911949623567" calcext:value-type="float">
            <text:p>0.000665911949624</text:p>
          </table:table-cell>
          <table:table-cell table:formula="of:=[.A27]&amp;&quot;kVA, 11kV/433V&quot;" office:value-type="string" office:string-value="2000kVA, 11kV/433V" calcext:value-type="string">
            <text:p>20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7]/100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6.25" calcext:value-type="float">
            <text:p>6.25</text:p>
          </table:table-cell>
          <table:table-cell table:formula="of:=ROUND([.H27]/[.G27]*100;1)" office:value-type="float" office:value="0.8" calcext:value-type="float">
            <text:p>0.8</text:p>
          </table:table-cell>
          <table:table-cell table:formula="of:=[.E27]/1000" office:value-type="float" office:value="1.533" calcext:value-type="float">
            <text:p>1.53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7]" office:value-type="float" office:value="6.25" calcext:value-type="float">
            <text:p>6.25</text:p>
          </table:table-cell>
          <table:table-cell table:formula="of:=[.P27]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500" calcext:value-type="float">
            <text:p>2500</text:p>
          </table:table-cell>
          <table:table-cell office:value-type="float" office:value="6500" calcext:value-type="float">
            <text:p>6500</text:p>
          </table:table-cell>
          <table:table-cell table:style-name="ce6" office:value-type="float" office:value="20000" calcext:value-type="float">
            <text:p>20000</text:p>
          </table:table-cell>
          <table:table-cell table:formula="of:=ROUND(([.C28]-[.B28])/0.75)" office:value-type="float" office:value="18000" calcext:value-type="float">
            <text:p>18000</text:p>
          </table:table-cell>
          <table:table-cell table:formula="of:=[.C28]-[.D28]" office:value-type="float" office:value="2000" calcext:value-type="float">
            <text:p>2000</text:p>
          </table:table-cell>
          <table:table-cell table:formula="of:=[.A28]/(1.732*[.N28])" office:value-type="float" office:value="3478.11569604051" calcext:value-type="float">
            <text:p>3478.11569604051</text:p>
          </table:table-cell>
          <table:table-cell table:formula="of:=[.N28]*1000/(1.732*[.F28])" office:value-type="float" office:value="0.06889" calcext:value-type="float">
            <text:p>0.06889</text:p>
          </table:table-cell>
          <table:table-cell table:formula="of:=[.D28]/(3*[.F28]*[.F28])" office:value-type="float" office:value="0.000495978900864" calcext:value-type="float">
            <text:p>0.000495978900864</text:p>
          </table:table-cell>
          <table:table-cell table:formula="of:=[.A28]&amp;&quot;kVA, 11kV/433V&quot;" office:value-type="string" office:string-value="2500kVA, 11kV/433V" calcext:value-type="string">
            <text:p>2500kVA, 11kV/433V</text:p>
          </table:table-cell>
          <table:table-cell office:value-type="string" calcext:value-type="string">
            <text:p>11kV/433V, IS-1180, Energy Efficiency Level 1</text:p>
          </table:table-cell>
          <table:table-cell office:value-type="string" calcext:value-type="string">
            <text:p>IS1180, EEL1</text:p>
          </table:table-cell>
          <table:table-cell table:formula="of:=[.A28]/1000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6.25" calcext:value-type="float">
            <text:p>6.25</text:p>
          </table:table-cell>
          <table:table-cell table:formula="of:=ROUND([.H28]/[.G28]*100;1)" office:value-type="float" office:value="0.7" calcext:value-type="float">
            <text:p>0.7</text:p>
          </table:table-cell>
          <table:table-cell table:formula="of:=[.E28]/1000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8]" office:value-type="float" office:value="6.25" calcext:value-type="float">
            <text:p>6.25</text:p>
          </table:table-cell>
          <table:table-cell table:formula="of:=[.P28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table:style-name="ce6" office:value-type="float" office:value="1650" calcext:value-type="float">
            <text:p>1650</text:p>
          </table:table-cell>
          <table:table-cell table:formula="of:=ROUND(([.C29]-[.B29])/0.75)" office:value-type="float" office:value="1567" calcext:value-type="float">
            <text:p>1567</text:p>
          </table:table-cell>
          <table:table-cell table:formula="of:=[.C29]-[.D29]" office:value-type="float" office:value="83" calcext:value-type="float">
            <text:p>83</text:p>
          </table:table-cell>
          <table:table-cell table:formula="of:=[.A29]/(1.732*[.N29])" office:value-type="float" office:value="139.124627841621" calcext:value-type="float">
            <text:p>139.124627841621</text:p>
          </table:table-cell>
          <table:table-cell table:formula="of:=[.N29]*1000/(1.732*[.F29])" office:value-type="float" office:value="1.72225" calcext:value-type="float">
            <text:p>1.72225</text:p>
          </table:table-cell>
          <table:table-cell table:formula="of:=[.D29]/(3*[.F29]*[.F29])" office:value-type="float" office:value="0.0269860742240933" calcext:value-type="float">
            <text:p>0.026986074224093</text:p>
          </table:table-cell>
          <table:table-cell table:formula="of:=[.A29]&amp;&quot;kVA, 11kV/433V&quot;" office:value-type="string" office:string-value="100kVA, 11kV/433V" calcext:value-type="string">
            <text:p>1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29]/1000"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29]/[.G29]*100;1)" office:value-type="float" office:value="1.6" calcext:value-type="float">
            <text:p>1.6</text:p>
          </table:table-cell>
          <table:table-cell table:formula="of:=[.E29]/1000" office:value-type="float" office:value="0.083" calcext:value-type="float">
            <text:p>0.08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29]" office:value-type="float" office:value="4.5" calcext:value-type="float">
            <text:p>4.5</text:p>
          </table:table-cell>
          <table:table-cell table:formula="of:=[.P29]"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  <table:table-cell table:style-name="ce6" office:value-type="float" office:value="1950" calcext:value-type="float">
            <text:p>1950</text:p>
          </table:table-cell>
          <table:table-cell table:formula="of:=ROUND(([.C30]-[.B30])/0.75)" office:value-type="float" office:value="1707" calcext:value-type="float">
            <text:p>1707</text:p>
          </table:table-cell>
          <table:table-cell table:formula="of:=[.C30]-[.D30]" office:value-type="float" office:value="243" calcext:value-type="float">
            <text:p>243</text:p>
          </table:table-cell>
          <table:table-cell table:formula="of:=[.A30]/(1.732*[.N30])" office:value-type="float" office:value="222.599404546593" calcext:value-type="float">
            <text:p>222.599404546593</text:p>
          </table:table-cell>
          <table:table-cell table:formula="of:=[.N30]*1000/(1.732*[.F30])" office:value-type="float" office:value="1.07640625" calcext:value-type="float">
            <text:p>1.07640625</text:p>
          </table:table-cell>
          <table:table-cell table:formula="of:=[.D30]/(3*[.F30]*[.F30])" office:value-type="float" office:value="0.0114832354570156" calcext:value-type="float">
            <text:p>0.011483235457016</text:p>
          </table:table-cell>
          <table:table-cell table:formula="of:=[.A30]&amp;&quot;kVA, 11kV/433V&quot;" office:value-type="string" office:string-value="160kVA, 11kV/433V" calcext:value-type="string">
            <text:p>16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0]/1000"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0]/[.G30]*100;1)" office:value-type="float" office:value="1.1" calcext:value-type="float">
            <text:p>1.1</text:p>
          </table:table-cell>
          <table:table-cell table:formula="of:=[.E30]/1000" office:value-type="float" office:value="0.243" calcext:value-type="float">
            <text:p>0.243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0]" office:value-type="float" office:value="4.5" calcext:value-type="float">
            <text:p>4.5</text:p>
          </table:table-cell>
          <table:table-cell table:formula="of:=[.P30]"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00" calcext:value-type="float">
            <text:p>200</text:p>
          </table:table-cell>
          <table:table-cell office:value-type="float" office:value="780" calcext:value-type="float">
            <text:p>780</text:p>
          </table:table-cell>
          <table:table-cell table:style-name="ce6" office:value-type="float" office:value="2300" calcext:value-type="float">
            <text:p>2300</text:p>
          </table:table-cell>
          <table:table-cell table:formula="of:=ROUND(([.C31]-[.B31])/0.75)" office:value-type="float" office:value="2027" calcext:value-type="float">
            <text:p>2027</text:p>
          </table:table-cell>
          <table:table-cell table:formula="of:=[.C31]-[.D31]" office:value-type="float" office:value="273" calcext:value-type="float">
            <text:p>273</text:p>
          </table:table-cell>
          <table:table-cell table:formula="of:=[.A31]/(1.732*[.N31])" office:value-type="float" office:value="278.249255683241" calcext:value-type="float">
            <text:p>278.249255683241</text:p>
          </table:table-cell>
          <table:table-cell table:formula="of:=[.N31]*1000/(1.732*[.F31])" office:value-type="float" office:value="0.861125" calcext:value-type="float">
            <text:p>0.861125</text:p>
          </table:table-cell>
          <table:table-cell table:formula="of:=[.D31]/(3*[.F31]*[.F31])" office:value-type="float" office:value="0.00872698986155667" calcext:value-type="float">
            <text:p>0.008726989861557</text:p>
          </table:table-cell>
          <table:table-cell table:formula="of:=[.A31]&amp;&quot;kVA, 11kV/433V&quot;" office:value-type="string" office:string-value="200kVA, 11kV/433V" calcext:value-type="string">
            <text:p>2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1]/1000"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1]/[.G31]*100;1)" office:value-type="float" office:value="1" calcext:value-type="float">
            <text:p>1</text:p>
          </table:table-cell>
          <table:table-cell table:formula="of:=[.E31]/1000" office:value-type="float" office:value="0.273" calcext:value-type="float">
            <text:p>0.273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1]" office:value-type="float" office:value="4.5" calcext:value-type="float">
            <text:p>4.5</text:p>
          </table:table-cell>
          <table:table-cell table:formula="of:=[.P31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50" calcext:value-type="float">
            <text:p>250</text:p>
          </table:table-cell>
          <table:table-cell office:value-type="float" office:value="980" calcext:value-type="float">
            <text:p>980</text:p>
          </table:table-cell>
          <table:table-cell table:style-name="ce6" office:value-type="float" office:value="2930" calcext:value-type="float">
            <text:p>2930</text:p>
          </table:table-cell>
          <table:table-cell table:formula="of:=ROUND(([.C32]-[.B32])/0.75)" office:value-type="float" office:value="2600" calcext:value-type="float">
            <text:p>2600</text:p>
          </table:table-cell>
          <table:table-cell table:formula="of:=[.C32]-[.D32]" office:value-type="float" office:value="330" calcext:value-type="float">
            <text:p>330</text:p>
          </table:table-cell>
          <table:table-cell table:formula="of:=[.A32]/(1.732*[.N32])" office:value-type="float" office:value="347.811569604051" calcext:value-type="float">
            <text:p>347.811569604051</text:p>
          </table:table-cell>
          <table:table-cell table:formula="of:=[.N32]*1000/(1.732*[.F32])" office:value-type="float" office:value="0.6889" calcext:value-type="float">
            <text:p>0.6889</text:p>
          </table:table-cell>
          <table:table-cell table:formula="of:=[.D32]/(3*[.F32]*[.F32])" office:value-type="float" office:value="0.00716413967914667" calcext:value-type="float">
            <text:p>0.007164139679147</text:p>
          </table:table-cell>
          <table:table-cell table:formula="of:=[.A32]&amp;&quot;kVA, 11kV/433V&quot;" office:value-type="string" office:string-value="250kVA, 11kV/433V" calcext:value-type="string">
            <text:p>25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2]/1000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2]/[.G32]*100;1)" office:value-type="float" office:value="1" calcext:value-type="float">
            <text:p>1</text:p>
          </table:table-cell>
          <table:table-cell table:formula="of:=[.E32]/1000"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2]" office:value-type="float" office:value="4.5" calcext:value-type="float">
            <text:p>4.5</text:p>
          </table:table-cell>
          <table:table-cell table:formula="of:=[.P3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315" calcext:value-type="float">
            <text:p>315</text:p>
          </table:table-cell>
          <table:table-cell office:value-type="float" office:value="1025" calcext:value-type="float">
            <text:p>1025</text:p>
          </table:table-cell>
          <table:table-cell table:style-name="ce6" office:value-type="float" office:value="3100" calcext:value-type="float">
            <text:p>3100</text:p>
          </table:table-cell>
          <table:table-cell table:formula="of:=ROUND(([.C33]-[.B33])/0.75)" office:value-type="float" office:value="2767" calcext:value-type="float">
            <text:p>2767</text:p>
          </table:table-cell>
          <table:table-cell table:formula="of:=[.C33]-[.D33]" office:value-type="float" office:value="333" calcext:value-type="float">
            <text:p>333</text:p>
          </table:table-cell>
          <table:table-cell table:formula="of:=[.A33]/(1.732*[.N33])" office:value-type="float" office:value="438.242577701105" calcext:value-type="float">
            <text:p>438.242577701105</text:p>
          </table:table-cell>
          <table:table-cell table:formula="of:=[.N33]*1000/(1.732*[.F33])" office:value-type="float" office:value="0.546746031746032" calcext:value-type="float">
            <text:p>0.546746031746032</text:p>
          </table:table-cell>
          <table:table-cell table:formula="of:=[.D33]/(3*[.F33]*[.F33])" office:value-type="float" office:value="0.00480240481331251" calcext:value-type="float">
            <text:p>0.004802404813313</text:p>
          </table:table-cell>
          <table:table-cell table:formula="of:=[.A33]&amp;&quot;kVA, 11kV/433V&quot;" office:value-type="string" office:string-value="315kVA, 11kV/433V" calcext:value-type="string">
            <text:p>315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3]/1000" office:value-type="float" office:value="0.315" calcext:value-type="float">
            <text:p>0.31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3]/[.G33]*100;1)" office:value-type="float" office:value="0.9" calcext:value-type="float">
            <text:p>0.9</text:p>
          </table:table-cell>
          <table:table-cell table:formula="of:=[.E33]/1000" office:value-type="float" office:value="0.333" calcext:value-type="float">
            <text:p>0.33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3]" office:value-type="float" office:value="4.5" calcext:value-type="float">
            <text:p>4.5</text:p>
          </table:table-cell>
          <table:table-cell table:formula="of:=[.P33]"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400" calcext:value-type="float">
            <text:p>400</text:p>
          </table:table-cell>
          <table:table-cell office:value-type="float" office:value="1225" calcext:value-type="float">
            <text:p>1225</text:p>
          </table:table-cell>
          <table:table-cell table:style-name="ce6" office:value-type="float" office:value="3450" calcext:value-type="float">
            <text:p>3450</text:p>
          </table:table-cell>
          <table:table-cell table:formula="of:=ROUND(([.C34]-[.B34])/0.75)" office:value-type="float" office:value="2967" calcext:value-type="float">
            <text:p>2967</text:p>
          </table:table-cell>
          <table:table-cell table:formula="of:=[.C34]-[.D34]" office:value-type="float" office:value="483" calcext:value-type="float">
            <text:p>483</text:p>
          </table:table-cell>
          <table:table-cell table:formula="of:=[.A34]/(1.732*[.N34])" office:value-type="float" office:value="556.498511366482" calcext:value-type="float">
            <text:p>556.498511366482</text:p>
          </table:table-cell>
          <table:table-cell table:formula="of:=[.N34]*1000/(1.732*[.F34])" office:value-type="float" office:value="0.4305625" calcext:value-type="float">
            <text:p>0.4305625</text:p>
          </table:table-cell>
          <table:table-cell table:formula="of:=[.D34]/(3*[.F34]*[.F34])" office:value-type="float" office:value="0.0031935099801725" calcext:value-type="float">
            <text:p>0.003193509980173</text:p>
          </table:table-cell>
          <table:table-cell table:formula="of:=[.A34]&amp;&quot;kVA, 11kV/433V&quot;" office:value-type="string" office:string-value="400kVA, 11kV/433V" calcext:value-type="string">
            <text:p>4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4]/1000"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4]/[.G34]*100;1)" office:value-type="float" office:value="0.7" calcext:value-type="float">
            <text:p>0.7</text:p>
          </table:table-cell>
          <table:table-cell table:formula="of:=[.E34]/1000" office:value-type="float" office:value="0.483" calcext:value-type="float">
            <text:p>0.48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4]" office:value-type="float" office:value="4.5" calcext:value-type="float">
            <text:p>4.5</text:p>
          </table:table-cell>
          <table:table-cell table:formula="of:=[.P34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500" calcext:value-type="float">
            <text:p>500</text:p>
          </table:table-cell>
          <table:table-cell office:value-type="float" office:value="1510" calcext:value-type="float">
            <text:p>1510</text:p>
          </table:table-cell>
          <table:table-cell table:style-name="ce6" office:value-type="float" office:value="4300" calcext:value-type="float">
            <text:p>4300</text:p>
          </table:table-cell>
          <table:table-cell table:formula="of:=ROUND(([.C35]-[.B35])/0.75)" office:value-type="float" office:value="3720" calcext:value-type="float">
            <text:p>3720</text:p>
          </table:table-cell>
          <table:table-cell table:formula="of:=[.C35]-[.D35]" office:value-type="float" office:value="580" calcext:value-type="float">
            <text:p>580</text:p>
          </table:table-cell>
          <table:table-cell table:formula="of:=[.A35]/(1.732*[.N35])" office:value-type="float" office:value="695.623139208103" calcext:value-type="float">
            <text:p>695.623139208103</text:p>
          </table:table-cell>
          <table:table-cell table:formula="of:=[.N35]*1000/(1.732*[.F35])" office:value-type="float" office:value="0.34445" calcext:value-type="float">
            <text:p>0.34445</text:p>
          </table:table-cell>
          <table:table-cell table:formula="of:=[.D35]/(3*[.F35]*[.F35])" office:value-type="float" office:value="0.002562557654464" calcext:value-type="float">
            <text:p>0.002562557654464</text:p>
          </table:table-cell>
          <table:table-cell table:formula="of:=[.A35]&amp;&quot;kVA, 11kV/433V&quot;" office:value-type="string" office:string-value="500kVA, 11kV/433V" calcext:value-type="string">
            <text:p>5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5]/1000"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5]/[.G35]*100;1)" office:value-type="float" office:value="0.7" calcext:value-type="float">
            <text:p>0.7</text:p>
          </table:table-cell>
          <table:table-cell table:formula="of:=[.E35]/1000" office:value-type="float" office:value="0.58" calcext:value-type="float">
            <text:p>0.58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5]" office:value-type="float" office:value="4.5" calcext:value-type="float">
            <text:p>4.5</text:p>
          </table:table-cell>
          <table:table-cell table:formula="of:=[.P35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630" calcext:value-type="float">
            <text:p>630</text:p>
          </table:table-cell>
          <table:table-cell office:value-type="float" office:value="1860" calcext:value-type="float">
            <text:p>1860</text:p>
          </table:table-cell>
          <table:table-cell table:style-name="ce6" office:value-type="float" office:value="5300" calcext:value-type="float">
            <text:p>5300</text:p>
          </table:table-cell>
          <table:table-cell table:formula="of:=ROUND(([.C36]-[.B36])/0.75)" office:value-type="float" office:value="4587" calcext:value-type="float">
            <text:p>4587</text:p>
          </table:table-cell>
          <table:table-cell table:formula="of:=[.C36]-[.D36]" office:value-type="float" office:value="713" calcext:value-type="float">
            <text:p>713</text:p>
          </table:table-cell>
          <table:table-cell table:formula="of:=[.A36]/(1.732*[.N36])" office:value-type="float" office:value="876.485155402209" calcext:value-type="float">
            <text:p>876.485155402209</text:p>
          </table:table-cell>
          <table:table-cell table:formula="of:=[.N36]*1000/(1.732*[.F36])" office:value-type="float" office:value="0.273373015873016" calcext:value-type="float">
            <text:p>0.273373015873016</text:p>
          </table:table-cell>
          <table:table-cell table:formula="of:=[.D36]/(3*[.F36]*[.F36])" office:value-type="float" office:value="0.001990299139742" calcext:value-type="float">
            <text:p>0.001990299139742</text:p>
          </table:table-cell>
          <table:table-cell table:formula="of:=[.A36]&amp;&quot;kVA, 11kV/433V&quot;" office:value-type="string" office:string-value="630kVA, 11kV/433V" calcext:value-type="string">
            <text:p>63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6]/1000" office:value-type="float" office:value="0.63" calcext:value-type="float">
            <text:p>0.63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4.5" calcext:value-type="float">
            <text:p>4.5</text:p>
          </table:table-cell>
          <table:table-cell table:formula="of:=ROUND([.H36]/[.G36]*100;1)" office:value-type="float" office:value="0.7" calcext:value-type="float">
            <text:p>0.7</text:p>
          </table:table-cell>
          <table:table-cell table:formula="of:=[.E36]/1000" office:value-type="float" office:value="0.713" calcext:value-type="float">
            <text:p>0.713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6]" office:value-type="float" office:value="4.5" calcext:value-type="float">
            <text:p>4.5</text:p>
          </table:table-cell>
          <table:table-cell table:formula="of:=[.P36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000" calcext:value-type="float">
            <text:p>1000</text:p>
          </table:table-cell>
          <table:table-cell office:value-type="float" office:value="2790" calcext:value-type="float">
            <text:p>2790</text:p>
          </table:table-cell>
          <table:table-cell table:style-name="ce6" office:value-type="float" office:value="7700" calcext:value-type="float">
            <text:p>7700</text:p>
          </table:table-cell>
          <table:table-cell table:formula="of:=ROUND(([.C37]-[.B37])/0.75)" office:value-type="float" office:value="6547" calcext:value-type="float">
            <text:p>6547</text:p>
          </table:table-cell>
          <table:table-cell table:formula="of:=[.C37]-[.D37]" office:value-type="float" office:value="1153" calcext:value-type="float">
            <text:p>1153</text:p>
          </table:table-cell>
          <table:table-cell table:formula="of:=[.A37]/(1.732*[.N37])" office:value-type="float" office:value="1391.24627841621" calcext:value-type="float">
            <text:p>1391.24627841621</text:p>
          </table:table-cell>
          <table:table-cell table:formula="of:=[.N37]*1000/(1.732*[.F37])" office:value-type="float" office:value="0.172225" calcext:value-type="float">
            <text:p>0.172225</text:p>
          </table:table-cell>
          <table:table-cell table:formula="of:=[.D37]/(3*[.F37]*[.F37])" office:value-type="float" office:value="0.00112749092498493" calcext:value-type="float">
            <text:p>0.001127490924985</text:p>
          </table:table-cell>
          <table:table-cell table:formula="of:=[.A37]&amp;&quot;kVA, 11kV/433V&quot;" office:value-type="string" office:string-value="1000kVA, 11kV/433V" calcext:value-type="string">
            <text:p>10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7]/1000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5" calcext:value-type="float">
            <text:p>5</text:p>
          </table:table-cell>
          <table:table-cell table:formula="of:=ROUND([.H37]/[.G37]*100;1)" office:value-type="float" office:value="0.7" calcext:value-type="float">
            <text:p>0.7</text:p>
          </table:table-cell>
          <table:table-cell table:formula="of:=[.E37]/1000" office:value-type="float" office:value="1.153" calcext:value-type="float">
            <text:p>1.153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7]" office:value-type="float" office:value="5" calcext:value-type="float">
            <text:p>5</text:p>
          </table:table-cell>
          <table:table-cell table:formula="of:=[.P37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250" calcext:value-type="float">
            <text:p>1250</text:p>
          </table:table-cell>
          <table:table-cell office:value-type="float" office:value="3300" calcext:value-type="float">
            <text:p>3300</text:p>
          </table:table-cell>
          <table:table-cell table:style-name="ce6" office:value-type="float" office:value="9200" calcext:value-type="float">
            <text:p>9200</text:p>
          </table:table-cell>
          <table:table-cell table:formula="of:=ROUND(([.C38]-[.B38])/0.75)" office:value-type="float" office:value="7867" calcext:value-type="float">
            <text:p>7867</text:p>
          </table:table-cell>
          <table:table-cell table:formula="of:=[.C38]-[.D38]" office:value-type="float" office:value="1333" calcext:value-type="float">
            <text:p>1333</text:p>
          </table:table-cell>
          <table:table-cell table:formula="of:=[.A38]/(1.732*[.N38])" office:value-type="float" office:value="1739.05784802026" calcext:value-type="float">
            <text:p>1739.05784802026</text:p>
          </table:table-cell>
          <table:table-cell table:formula="of:=[.N38]*1000/(1.732*[.F38])" office:value-type="float" office:value="0.13778" calcext:value-type="float">
            <text:p>0.13778</text:p>
          </table:table-cell>
          <table:table-cell table:formula="of:=[.D38]/(3*[.F38]*[.F38])" office:value-type="float" office:value="0.000867081336243797" calcext:value-type="float">
            <text:p>0.000867081336244</text:p>
          </table:table-cell>
          <table:table-cell table:formula="of:=[.A38]&amp;&quot;kVA, 11kV/433V&quot;" office:value-type="string" office:string-value="1250kVA, 11kV/433V" calcext:value-type="string">
            <text:p>125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8]/1000" office:value-type="float" office:value="1.25" calcext:value-type="float">
            <text:p>1.2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5" calcext:value-type="float">
            <text:p>5</text:p>
          </table:table-cell>
          <table:table-cell table:formula="of:=ROUND([.H38]/[.G38]*100;1)" office:value-type="float" office:value="0.6" calcext:value-type="float">
            <text:p>0.6</text:p>
          </table:table-cell>
          <table:table-cell table:formula="of:=[.E38]/1000" office:value-type="float" office:value="1.333" calcext:value-type="float">
            <text:p>1.333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8]" office:value-type="float" office:value="5" calcext:value-type="float">
            <text:p>5</text:p>
          </table:table-cell>
          <table:table-cell table:formula="of:=[.P38]"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1600" calcext:value-type="float">
            <text:p>1600</text:p>
          </table:table-cell>
          <table:table-cell office:value-type="float" office:value="4200" calcext:value-type="float">
            <text:p>4200</text:p>
          </table:table-cell>
          <table:table-cell table:style-name="ce6" office:value-type="float" office:value="11800" calcext:value-type="float">
            <text:p>11800</text:p>
          </table:table-cell>
          <table:table-cell table:formula="of:=ROUND(([.C39]-[.B39])/0.75)" office:value-type="float" office:value="10133" calcext:value-type="float">
            <text:p>10133</text:p>
          </table:table-cell>
          <table:table-cell table:formula="of:=[.C39]-[.D39]" office:value-type="float" office:value="1667" calcext:value-type="float">
            <text:p>1667</text:p>
          </table:table-cell>
          <table:table-cell table:formula="of:=[.A39]/(1.732*[.N39])" office:value-type="float" office:value="2225.99404546593" calcext:value-type="float">
            <text:p>2225.99404546593</text:p>
          </table:table-cell>
          <table:table-cell table:formula="of:=[.N39]*1000/(1.732*[.F39])" office:value-type="float" office:value="0.107640625" calcext:value-type="float">
            <text:p>0.107640625</text:p>
          </table:table-cell>
          <table:table-cell table:formula="of:=[.D39]/(3*[.F39]*[.F39])" office:value-type="float" office:value="0.000681661540046511" calcext:value-type="float">
            <text:p>0.000681661540047</text:p>
          </table:table-cell>
          <table:table-cell table:formula="of:=[.A39]&amp;&quot;kVA, 11kV/433V&quot;" office:value-type="string" office:string-value="1600kVA, 11kV/433V" calcext:value-type="string">
            <text:p>16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39]/1000"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6.25" calcext:value-type="float">
            <text:p>6.25</text:p>
          </table:table-cell>
          <table:table-cell table:formula="of:=ROUND([.H39]/[.G39]*100;1)" office:value-type="float" office:value="0.6" calcext:value-type="float">
            <text:p>0.6</text:p>
          </table:table-cell>
          <table:table-cell table:formula="of:=[.E39]/1000" office:value-type="float" office:value="1.667" calcext:value-type="float">
            <text:p>1.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39]" office:value-type="float" office:value="6.25" calcext:value-type="float">
            <text:p>6.25</text:p>
          </table:table-cell>
          <table:table-cell table:formula="of:=[.P39]"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000" calcext:value-type="float">
            <text:p>2000</text:p>
          </table:table-cell>
          <table:table-cell office:value-type="float" office:value="5050" calcext:value-type="float">
            <text:p>5050</text:p>
          </table:table-cell>
          <table:table-cell table:style-name="ce6" office:value-type="float" office:value="15000" calcext:value-type="float">
            <text:p>15000</text:p>
          </table:table-cell>
          <table:table-cell table:formula="of:=ROUND(([.C40]-[.B40])/0.75)" office:value-type="float" office:value="13267" calcext:value-type="float">
            <text:p>13267</text:p>
          </table:table-cell>
          <table:table-cell table:formula="of:=[.C40]-[.D40]" office:value-type="float" office:value="1733" calcext:value-type="float">
            <text:p>1733</text:p>
          </table:table-cell>
          <table:table-cell table:formula="of:=[.A40]/(1.732*[.N40])" office:value-type="float" office:value="2782.49255683241" calcext:value-type="float">
            <text:p>2782.49255683241</text:p>
          </table:table-cell>
          <table:table-cell table:formula="of:=[.N40]*1000/(1.732*[.F40])" office:value-type="float" office:value="0.0861125" calcext:value-type="float">
            <text:p>0.0861125</text:p>
          </table:table-cell>
          <table:table-cell table:formula="of:=[.D40]/(3*[.F40]*[.F40])" office:value-type="float" office:value="0.000571193756750234" calcext:value-type="float">
            <text:p>0.00057119375675</text:p>
          </table:table-cell>
          <table:table-cell table:formula="of:=[.A40]&amp;&quot;kVA, 11kV/433V&quot;" office:value-type="string" office:string-value="2000kVA, 11kV/433V" calcext:value-type="string">
            <text:p>20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40]/100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6.25" calcext:value-type="float">
            <text:p>6.25</text:p>
          </table:table-cell>
          <table:table-cell table:formula="of:=ROUND([.H40]/[.G40]*100;1)" office:value-type="float" office:value="0.7" calcext:value-type="float">
            <text:p>0.7</text:p>
          </table:table-cell>
          <table:table-cell table:formula="of:=[.E40]/1000" office:value-type="float" office:value="1.733" calcext:value-type="float">
            <text:p>1.733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40]" office:value-type="float" office:value="6.25" calcext:value-type="float">
            <text:p>6.25</text:p>
          </table:table-cell>
          <table:table-cell table:formula="of:=[.P40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3">
          <table:table-cell table:style-name="ce6" office:value-type="float" office:value="2500" calcext:value-type="float">
            <text:p>2500</text:p>
          </table:table-cell>
          <table:table-cell office:value-type="float" office:value="6150" calcext:value-type="float">
            <text:p>6150</text:p>
          </table:table-cell>
          <table:table-cell table:style-name="ce6" office:value-type="float" office:value="18500" calcext:value-type="float">
            <text:p>18500</text:p>
          </table:table-cell>
          <table:table-cell table:formula="of:=ROUND(([.C41]-[.B41])/0.75)" office:value-type="float" office:value="16467" calcext:value-type="float">
            <text:p>16467</text:p>
          </table:table-cell>
          <table:table-cell table:formula="of:=[.C41]-[.D41]" office:value-type="float" office:value="2033" calcext:value-type="float">
            <text:p>2033</text:p>
          </table:table-cell>
          <table:table-cell table:formula="of:=[.A41]/(1.732*[.N41])" office:value-type="float" office:value="3478.11569604051" calcext:value-type="float">
            <text:p>3478.11569604051</text:p>
          </table:table-cell>
          <table:table-cell table:formula="of:=[.N41]*1000/(1.732*[.F41])" office:value-type="float" office:value="0.06889" calcext:value-type="float">
            <text:p>0.06889</text:p>
          </table:table-cell>
          <table:table-cell table:formula="of:=[.D41]/(3*[.F41]*[.F41])" office:value-type="float" office:value="0.000453738031140416" calcext:value-type="float">
            <text:p>0.00045373803114</text:p>
          </table:table-cell>
          <table:table-cell table:formula="of:=[.A41]&amp;&quot;kVA, 11kV/433V&quot;" office:value-type="string" office:string-value="2500kVA, 11kV/433V" calcext:value-type="string">
            <text:p>2500kVA, 11kV/433V</text:p>
          </table:table-cell>
          <table:table-cell office:value-type="string" calcext:value-type="string">
            <text:p>11kV/433V, IS-1180, Energy Efficiency Level 2</text:p>
          </table:table-cell>
          <table:table-cell office:value-type="string" calcext:value-type="string">
            <text:p>IS1180, EEL2</text:p>
          </table:table-cell>
          <table:table-cell table:formula="of:=[.A41]/1000"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0.415" calcext:value-type="float">
            <text:p>0.415</text:p>
          </table:table-cell>
          <table:table-cell table:style-name="ce6" office:value-type="float" office:value="6.25" calcext:value-type="float">
            <text:p>6.25</text:p>
          </table:table-cell>
          <table:table-cell table:formula="of:=ROUND([.H41]/[.G41]*100;1)" office:value-type="float" office:value="0.7" calcext:value-type="float">
            <text:p>0.7</text:p>
          </table:table-cell>
          <table:table-cell table:formula="of:=[.E41]/1000" office:value-type="float" office:value="2.033" calcext:value-type="float">
            <text:p>2.033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Dyn</text:p>
          </table:table-cell>
          <table:table-cell table:formula="of:=[.O41]" office:value-type="float" office:value="6.25" calcext:value-type="float">
            <text:p>6.25</text:p>
          </table:table-cell>
          <table:table-cell table:formula="of:=[.P41]"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8"/>
        </table:table-row>
        <table:table-row table:style-name="ro1" table:number-rows-repeated="104853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Magnatising current" table:style-name="ta1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i0(%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formula="of:=ROUND([.B4]/[.A4]*100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7" calcext:value-type="float">
            <text:p>3.7</text:p>
          </table:table-cell>
          <table:table-cell table:formula="of:=ROUND([.B5]/[.A5]*100;1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3" calcext:value-type="float">
            <text:p>5.3</text:p>
          </table:table-cell>
          <table:table-cell table:formula="of:=ROUND([.B6]/[.A6]*100;1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" calcext:value-type="float">
            <text:p>6.3</text:p>
          </table:table-cell>
          <table:table-cell table:formula="of:=ROUND([.B7]/[.A7]*100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6" calcext:value-type="float">
            <text:p>7.6</text:p>
          </table:table-cell>
          <table:table-cell table:formula="of:=ROUND([.B8]/[.A8]*100;1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5" calcext:value-type="float">
            <text:p>9.5</text:p>
          </table:table-cell>
          <table:table-cell table:formula="of:=ROUND([.B9]/[.A9]*100;1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.3" calcext:value-type="float">
            <text:p>11.3</text:p>
          </table:table-cell>
          <table:table-cell table:formula="of:=ROUND([.B10]/[.A10]*100;1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table:formula="of:=ROUND([.B11]/[.A11]*100;1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.9" calcext:value-type="float">
            <text:p>23.9</text:p>
          </table:table-cell>
          <table:table-cell table:formula="of:=ROUND([.B12]/[.A12]*100;1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7.4" calcext:value-type="float">
            <text:p>27.4</text:p>
          </table:table-cell>
          <table:table-cell table:formula="of:=ROUND([.B13]/[.A13]*100;1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1.9" calcext:value-type="float">
            <text:p>31.9</text:p>
          </table:table-cell>
          <table:table-cell table:formula="of:=ROUND([.B14]/[.A14]*100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.8" calcext:value-type="float">
            <text:p>37.8</text:p>
          </table:table-cell>
          <table:table-cell table:formula="of:=ROUND([.B15]/[.A15]*100;1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7:31:03.478504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2:09:04.314862416</meta:creation-date>
    <dc:date>2020-07-25T17:31:22.635287169</dc:date>
    <meta:editing-duration>PT4H16M20S</meta:editing-duration>
    <meta:editing-cycles>85</meta:editing-cycles>
    <meta:generator>LibreOffice/6.4.4.2$Linux_X86_64 LibreOffice_project/40$Build-2</meta:generator>
    <meta:document-statistic meta:table-count="2" meta:cell-count="859" meta:object-count="0"/>
  </office:meta>
</office:document-meta>
</file>